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eorgia" svg:font-family="Georgia, serif"/>
    <style:font-face style:name="Monaco" svg:font-family="Monaco, 'Courier New', monospace"/>
    <style:font-face style:name="Times New Roman" svg:font-family="'Times New Roman'"/>
    <style:font-face style:name="inherit" svg:font-family="inherit"/>
    <style:font-face style:name="F" svg:font-family=""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JP Regular" svg:font-family="'Noto Sans Mono CJK JP Regular'"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kaoPGothic1" svg:font-family="TakaoPGothic" style:font-family-generic="swiss" style:font-pitch="variable"/>
    <style:font-face style:name="FreeSans2"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c8c12" officeooo:paragraph-rsid="001c8c12"/>
    </style:style>
    <style:style style:name="P2" style:family="paragraph" style:parent-style-name="Standard">
      <style:text-properties fo:font-size="12pt" officeooo:rsid="001e9071" officeooo:paragraph-rsid="001e9071" style:font-size-asian="10.5pt" style:font-size-complex="12pt"/>
    </style:style>
    <style:style style:name="P3" style:family="paragraph" style:parent-style-name="Standard">
      <style:text-properties officeooo:rsid="001c8c12" officeooo:paragraph-rsid="00204b95"/>
    </style:style>
    <style:style style:name="P4" style:family="paragraph" style:parent-style-name="Standard">
      <style:text-properties officeooo:rsid="001c8c12" officeooo:paragraph-rsid="0021f901"/>
    </style:style>
    <style:style style:name="P5" style:family="paragraph" style:parent-style-name="Standard">
      <style:text-properties officeooo:rsid="001e9071" officeooo:paragraph-rsid="00204b95"/>
    </style:style>
    <style:style style:name="P6" style:family="paragraph" style:parent-style-name="Standard">
      <loext:graphic-properties draw:fill="solid" draw:fill-color="#004a4a"/>
      <style:paragraph-properties fo:background-color="#004a4a"/>
      <style:text-properties fo:font-size="20pt" officeooo:rsid="001c8c12" officeooo:paragraph-rsid="002595a4" style:font-size-asian="20pt" style:font-size-complex="20pt"/>
    </style:style>
    <style:style style:name="P7" style:family="paragraph" style:parent-style-name="Standard">
      <style:text-properties fo:font-size="12pt" officeooo:rsid="001e9071" officeooo:paragraph-rsid="001e9071" style:font-size-asian="10.5pt" style:font-size-complex="12pt"/>
    </style:style>
    <style:style style:name="P8" style:family="paragraph" style:parent-style-name="Standard">
      <style:text-properties fo:font-size="12pt" officeooo:rsid="001c8c12" officeooo:paragraph-rsid="0021f901" style:font-size-asian="10.5pt" style:font-size-complex="12pt"/>
    </style:style>
    <style:style style:name="P9" style:family="paragraph" style:parent-style-name="Standard">
      <style:text-properties fo:font-size="12pt" officeooo:rsid="0028ec7a" officeooo:paragraph-rsid="0028ec7a" style:font-size-asian="10.5pt" style:font-size-complex="12pt"/>
    </style:style>
    <style:style style:name="P10" style:family="paragraph" style:parent-style-name="Standard">
      <style:text-properties fo:font-size="12pt" officeooo:rsid="002c1c8b" officeooo:paragraph-rsid="002c1c8b" style:font-size-asian="10.5pt" style:font-size-complex="12pt"/>
    </style:style>
    <style:style style:name="P11" style:family="paragraph" style:parent-style-name="Standard">
      <style:text-properties officeooo:paragraph-rsid="0023c208"/>
    </style:style>
    <style:style style:name="P12" style:family="paragraph" style:parent-style-name="Standard">
      <style:text-properties officeooo:paragraph-rsid="00242073"/>
    </style:style>
    <style:style style:name="P13" style:family="paragraph" style:parent-style-name="Standard">
      <style:text-properties officeooo:rsid="001d7d15" officeooo:paragraph-rsid="002595a4"/>
    </style:style>
    <style:style style:name="P14" style:family="paragraph" style:parent-style-name="Standard">
      <style:paragraph-properties fo:margin-left="0.4925in" fo:margin-right="0in" fo:text-indent="0in" style:auto-text-indent="false"/>
      <style:text-properties officeooo:rsid="001c8c12" officeooo:paragraph-rsid="00204b95"/>
    </style:style>
    <style:style style:name="P15" style:family="paragraph" style:parent-style-name="Standard">
      <style:paragraph-properties fo:break-before="page"/>
      <style:text-properties officeooo:rsid="001c8c12" officeooo:paragraph-rsid="0021f901"/>
    </style:style>
    <style:style style:name="P16" style:family="paragraph" style:parent-style-name="Standard">
      <style:paragraph-properties fo:break-before="page"/>
      <style:text-properties fo:font-size="12pt" officeooo:rsid="001c8c12" officeooo:paragraph-rsid="0021f901" style:font-size-asian="10.5pt" style:font-size-complex="12pt"/>
    </style:style>
    <style:style style:name="P17" style:family="paragraph" style:parent-style-name="Standard">
      <style:paragraph-properties fo:margin-left="0in" fo:margin-right="0in" fo:orphans="2" fo:widows="2" fo:text-indent="0in" style:auto-text-indent="false"/>
      <style:text-properties officeooo:rsid="001c8c12" officeooo:paragraph-rsid="00359654"/>
    </style:style>
    <style:style style:name="P18" style:family="paragraph" style:parent-style-name="Standard">
      <style:paragraph-properties fo:margin-left="0in" fo:margin-right="0in" fo:orphans="2" fo:widows="2" fo:text-indent="0in" style:auto-text-indent="false"/>
      <style:text-properties officeooo:rsid="001c8c12" officeooo:paragraph-rsid="00530650"/>
    </style:style>
    <style:style style:name="P19" style:family="paragraph" style:parent-style-name="Standard">
      <style:paragraph-properties fo:margin-left="0in" fo:margin-right="0in" fo:margin-top="0in" fo:margin-bottom="0in" loext:contextual-spacing="false" fo:text-indent="0in" style:auto-text-indent="false"/>
      <style:text-properties fo:font-variant="normal" fo:text-transform="none" fo:color="#000000" style:font-name="Times New Roman" fo:letter-spacing="normal" fo:font-style="normal" officeooo:rsid="001c8c12" officeooo:paragraph-rsid="00361567"/>
    </style:style>
    <style:style style:name="P20" style:family="paragraph" style:parent-style-name="Standard">
      <style:paragraph-properties fo:margin-left="0.4925in" fo:margin-right="0in" fo:text-indent="0in" style:auto-text-indent="false"/>
      <style:text-properties officeooo:paragraph-rsid="00242073"/>
    </style:style>
    <style:style style:name="P21" style:family="paragraph" style:parent-style-name="Standard">
      <style:paragraph-properties fo:margin-left="0in" fo:margin-right="0in" fo:text-indent="0in" style:auto-text-indent="false"/>
      <style:text-properties officeooo:paragraph-rsid="00242073"/>
    </style:style>
    <style:style style:name="P22" style:family="paragraph" style:parent-style-name="Standard">
      <style:paragraph-properties fo:margin-left="0in" fo:margin-right="0in" fo:text-indent="0in" style:auto-text-indent="false"/>
      <style:text-properties officeooo:paragraph-rsid="002595a4"/>
    </style:style>
    <style:style style:name="P23" style:family="paragraph" style:parent-style-name="Standard">
      <style:paragraph-properties fo:margin-left="0.4925in" fo:margin-right="0in" fo:text-indent="0in" style:auto-text-indent="false"/>
      <style:text-properties officeooo:paragraph-rsid="002595a4"/>
    </style:style>
    <style:style style:name="P24" style:family="paragraph" style:parent-style-name="Preformatted_20_Text">
      <loext:graphic-properties draw:fill="solid" draw:fill-color="#004a4a" draw:fill-image-width="0in" draw:fill-image-height="0in"/>
      <style:paragraph-properties fo:margin-left="0in" fo:margin-right="0in" fo:margin-top="0in" fo:margin-bottom="0in" loext:contextual-spacing="false" fo:orphans="2" fo:widows="2" fo:text-indent="0in" style:auto-text-indent="false" fo:background-color="#004a4a" fo:padding="0in" fo:border="none"/>
      <style:text-properties officeooo:paragraph-rsid="002595a4"/>
    </style:style>
    <style:style style:name="P2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27" style:family="paragraph" style:parent-style-name="Preformatted_20_Text">
      <loext:graphic-properties draw:fill="solid" draw:fill-color="#004a4a" draw:fill-image-width="0in" draw:fill-image-height="0in"/>
      <style:paragraph-properties fo:margin-top="0in" fo:margin-bottom="0in" loext:contextual-spacing="false" fo:orphans="2" fo:widows="2" fo:background-color="#004a4a" fo:padding="0in" fo:border="none"/>
      <style:text-properties officeooo:paragraph-rsid="002595a4"/>
    </style:style>
    <style:style style:name="P28" style:family="paragraph" style:parent-style-name="Preformatted_20_Text">
      <style:paragraph-properties fo:margin-top="0in" fo:margin-bottom="0in" loext:contextual-spacing="false" fo:line-height="130%" fo:text-align="start" style:justify-single-word="false" fo:orphans="2" fo:widows="2" fo:padding="0in" fo:border="none"/>
      <style:text-properties fo:font-size="12pt" style:font-size-asian="12pt" style:font-size-complex="12pt"/>
    </style:style>
    <style:style style:name="P29" style:family="paragraph" style:parent-style-name="Preformatted_20_Text">
      <style:paragraph-properties fo:margin-left="0.3937in" fo:margin-right="0.3937in" fo:orphans="2" fo:widows="2" fo:text-indent="0in" style:auto-text-indent="false"/>
    </style:style>
    <style:style style:name="P30" style:family="paragraph" style:parent-style-name="Preformatted_20_Text">
      <style:paragraph-properties fo:margin-left="0.3937in" fo:margin-right="0.3937in" fo:margin-top="0in" fo:margin-bottom="0.1965in" loext:contextual-spacing="false" fo:orphans="2" fo:widows="2" fo:text-indent="0in" style:auto-text-indent="false"/>
    </style:style>
    <style:style style:name="P3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inherit" fo:font-size="10pt" fo:letter-spacing="normal" fo:font-style="normal" fo:font-weight="normal" officeooo:paragraph-rsid="002595a4" style:font-size-asian="10pt" style:font-size-complex="10pt"/>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style:font-size-asian="12pt" style:font-size-complex="12pt"/>
    </style:style>
    <style:style style:name="P3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34" style:family="paragraph" style:parent-style-name="Text_20_body">
      <style:paragraph-properties fo:margin-left="0in" fo:margin-right="0in" fo:margin-top="0in" fo:margin-bottom="0in" loext:contextual-spacing="false" fo:text-indent="0in" style:auto-text-indent="false"/>
      <style:text-properties officeooo:rsid="0030e46e" officeooo:paragraph-rsid="0030e46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paragraph-properties fo:margin-left="0in" fo:margin-right="0in" fo:orphans="2" fo:widows="2" fo:text-indent="0in" style:auto-text-indent="false"/>
      <style:text-properties fo:font-weight="bold" officeooo:paragraph-rsid="002cc4a2" style:font-weight-asian="bold" style:font-weight-complex="bold"/>
    </style:style>
    <style:style style:name="P39" style:family="paragraph" style:parent-style-name="Text_20_body">
      <style:paragraph-properties fo:margin-left="0in" fo:margin-right="0in" fo:text-indent="0in" style:auto-text-indent="false"/>
      <style:text-properties officeooo:rsid="0030e46e" officeooo:paragraph-rsid="0030e46e"/>
    </style:style>
    <style:style style:name="P40" style:family="paragraph" style:parent-style-name="Text_20_body">
      <style:paragraph-properties fo:margin-left="0in" fo:margin-right="0in" fo:orphans="2" fo:widows="2" fo:text-indent="0in" style:auto-text-indent="false"/>
      <style:text-properties officeooo:rsid="0049ca56" officeooo:paragraph-rsid="0049ca56"/>
    </style:style>
    <style:style style:name="P41"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officeooo:paragraph-rsid="002f330a"/>
    </style:style>
    <style:style style:name="P42" style:family="paragraph" style:parent-style-name="Text_20_body">
      <style:text-properties fo:font-variant="normal" fo:text-transform="none" fo:color="#000000" fo:font-size="14pt" fo:letter-spacing="normal" fo:font-style="normal" fo:font-weight="normal" officeooo:rsid="002cc4a2"/>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fo:font-size="12pt" officeooo:rsid="004bd2d6" officeooo:paragraph-rsid="004bd2d6" style:font-size-asian="12pt" style:font-size-complex="12pt"/>
    </style:style>
    <style:style style:name="P45" style:family="paragraph" style:parent-style-name="Text_20_body">
      <style:paragraph-properties fo:margin-top="0in" fo:margin-bottom="0in" loext:contextual-spacing="false"/>
      <style:text-properties officeooo:paragraph-rsid="0028ec7a"/>
    </style:style>
    <style:style style:name="P46" style:family="paragraph" style:parent-style-name="Text_20_body">
      <style:paragraph-properties fo:margin-top="0in" fo:margin-bottom="0in" loext:contextual-spacing="false"/>
      <style:text-properties officeooo:rsid="002bcf21" officeooo:paragraph-rsid="002bcf21"/>
    </style:style>
    <style:style style:name="P47" style:family="paragraph" style:parent-style-name="Text_20_body">
      <style:paragraph-properties fo:margin-top="0in" fo:margin-bottom="0in" loext:contextual-spacing="false"/>
      <style:text-properties officeooo:rsid="0030e46e" officeooo:paragraph-rsid="0030e46e"/>
    </style:style>
    <style:style style:name="P48" style:family="paragraph" style:parent-style-name="Text_20_body">
      <style:paragraph-properties fo:margin-top="0in" fo:margin-bottom="0in" loext:contextual-spacing="false"/>
      <style:text-properties officeooo:paragraph-rsid="0030e46e"/>
    </style:style>
    <style:style style:name="P49" style:family="paragraph" style:parent-style-name="Text_20_body">
      <style:paragraph-properties fo:margin-top="0in" fo:margin-bottom="0in" loext:contextual-spacing="false"/>
      <style:text-properties officeooo:rsid="004320b0" officeooo:paragraph-rsid="004320b0"/>
    </style:style>
    <style:style style:name="P50" style:family="paragraph" style:parent-style-name="Text_20_body">
      <style:paragraph-properties fo:margin-top="0in" fo:margin-bottom="0in" loext:contextual-spacing="false"/>
      <style:text-properties officeooo:rsid="004745c4" officeooo:paragraph-rsid="004745c4"/>
    </style:style>
    <style:style style:name="P51" style:family="paragraph" style:parent-style-name="Text_20_body">
      <style:paragraph-properties fo:margin-left="0.4925in" fo:margin-right="0in" fo:margin-top="0in" fo:margin-bottom="0in" loext:contextual-spacing="false" fo:text-indent="0in" style:auto-text-indent="false"/>
      <style:text-properties officeooo:paragraph-rsid="0028ec7a"/>
    </style:style>
    <style:style style:name="P52" style:family="paragraph" style:parent-style-name="Heading_20_3">
      <style:paragraph-properties fo:margin-left="0in" fo:margin-right="0in" fo:orphans="2" fo:widows="2" fo:text-indent="0in" style:auto-text-indent="false"/>
    </style:style>
    <style:style style:name="P53" style:family="paragraph" style:parent-style-name="Heading_20_3">
      <style:paragraph-properties fo:margin-left="0in" fo:margin-right="0in" fo:margin-top="0in" fo:margin-bottom="0in" loext:contextual-spacing="false" fo:text-indent="0in" style:auto-text-indent="false"/>
      <style:text-properties fo:font-variant="normal" fo:text-transform="none" fo:color="#000000" style:font-name="Times New Roman" fo:letter-spacing="normal" fo:font-style="normal" officeooo:paragraph-rsid="00318c59"/>
    </style:style>
    <style:style style:name="P54" style:family="paragraph" style:parent-style-name="List_20_Heading">
      <style:paragraph-properties fo:orphans="2" fo:widows="2"/>
    </style:style>
    <style:style style:name="P55" style:family="paragraph" style:parent-style-name="List_20_Heading">
      <style:paragraph-properties fo:orphans="2" fo:widows="2"/>
      <style:text-properties officeooo:paragraph-rsid="002f330a"/>
    </style:style>
    <style:style style:name="P56" style:family="paragraph" style:parent-style-name="List_20_Heading">
      <style:paragraph-properties fo:margin-left="0in" fo:margin-right="0in" fo:orphans="2" fo:widows="2" fo:text-indent="0in" style:auto-text-indent="false"/>
      <style:text-properties officeooo:paragraph-rsid="002f330a"/>
    </style:style>
    <style:style style:name="P57" style:family="paragraph" style:parent-style-name="List_20_Heading">
      <style:paragraph-properties fo:margin-left="0in" fo:margin-right="0in" fo:orphans="2" fo:widows="2" fo:text-indent="0in" style:auto-text-indent="false"/>
      <style:text-properties officeooo:rsid="002f330a" officeooo:paragraph-rsid="002f330a"/>
    </style:style>
    <style:style style:name="P58" style:family="paragraph" style:parent-style-name="List_20_Heading">
      <style:paragraph-properties fo:margin-left="0in" fo:margin-right="0in" fo:orphans="2" fo:widows="2" fo:text-indent="0in" style:auto-text-indent="false"/>
      <style:text-properties officeooo:paragraph-rsid="002cc4a2"/>
    </style:style>
    <style:style style:name="P59" style:family="paragraph" style:parent-style-name="List_20_Contents">
      <style:paragraph-properties fo:margin-top="0in" fo:margin-bottom="0.1965in" loext:contextual-spacing="false" fo:orphans="2" fo:widows="2"/>
    </style:style>
    <style:style style:name="P60" style:family="paragraph" style:parent-style-name="List_20_Contents">
      <style:paragraph-properties fo:margin-top="0in" fo:margin-bottom="0.1965in" loext:contextual-spacing="false" fo:orphans="2" fo:widows="2"/>
      <style:text-properties officeooo:paragraph-rsid="002f330a"/>
    </style:style>
    <style:style style:name="P61" style:family="paragraph" style:parent-style-name="List_20_Contents">
      <style:paragraph-properties fo:margin-left="0in" fo:margin-right="0in" fo:margin-top="0in" fo:margin-bottom="0.1965in" loext:contextual-spacing="false" fo:orphans="2" fo:widows="2" fo:text-indent="0in" style:auto-text-indent="false"/>
      <style:text-properties officeooo:rsid="002cc4a2" officeooo:paragraph-rsid="002cc4a2"/>
    </style:style>
    <style:style style:name="P62" style:family="paragraph" style:parent-style-name="List_20_Contents">
      <style:paragraph-properties fo:margin-left="0in" fo:margin-right="0in" fo:orphans="2" fo:widows="2" fo:text-indent="0in" style:auto-text-indent="false"/>
      <style:text-properties officeooo:rsid="002f330a" officeooo:paragraph-rsid="002f330a"/>
    </style:style>
    <style:style style:name="P63" style:family="paragraph">
      <style:text-properties style:font-name="DejaVu Sans Mono" fo:font-size="10pt" style:font-size-asian="10pt" style:font-size-complex="10pt"/>
    </style:style>
    <style:style style:name="P64" style:family="paragraph">
      <loext:graphic-properties draw:fill="none" draw:fill-color="#ffffff"/>
      <style:text-properties style:font-name="DejaVu Sans Mono" fo:font-size="10pt" style:font-size-asian="10pt" style:font-size-complex="10pt"/>
    </style:style>
    <style:style style:name="P65" style:family="paragraph">
      <style:paragraph-properties fo:margin-left="0in" fo:margin-right="0in" fo:text-indent="0in"/>
      <style:text-properties fo:color="#000000" style:font-name="F" fo:font-size="12pt" style:font-size-asian="12pt" style:font-size-complex="12pt"/>
    </style:style>
    <style:style style:name="P66" style:family="paragraph">
      <loext:graphic-properties draw:fill="none" draw:fill-color="#ffffff"/>
      <style:paragraph-properties fo:margin-left="0in" fo:margin-right="0in" fo:text-indent="0in"/>
      <style:text-properties fo:color="#000000" style:font-name="F" fo:font-size="12pt" style:font-size-asian="12pt" style:font-size-complex="12pt"/>
    </style:style>
    <style:style style:name="T1" style:family="text">
      <style:text-properties fo:font-variant="normal" fo:text-transform="none" fo:color="#859900" style:font-name="monaco" fo:font-size="10pt" fo:letter-spacing="normal" fo:font-style="normal" fo:font-weight="bold" fo:background-color="#004a4a" loext:char-shading-value="0" style:font-size-asian="10pt" style:font-size-complex="10pt"/>
    </style:style>
    <style:style style:name="T2" style:family="text">
      <style:text-properties fo:font-variant="normal" fo:text-transform="none" fo:color="#839496" style:font-name="monaco" fo:font-size="10pt" fo:letter-spacing="normal" fo:font-style="normal" fo:font-weight="bold" fo:background-color="#004a4a" loext:char-shading-value="0" style:font-size-asian="10pt" style:font-size-complex="10pt"/>
    </style:style>
    <style:style style:name="T3" style:family="text">
      <style:text-properties fo:font-variant="normal" fo:text-transform="none" fo:color="#839496" style:font-name="monaco" fo:font-size="10pt" fo:letter-spacing="normal" fo:background-color="#004a4a" loext:char-shading-value="0" style:font-size-asian="10pt" style:font-size-complex="10pt"/>
    </style:style>
    <style:style style:name="T4" style:family="text">
      <style:text-properties fo:font-variant="normal" fo:text-transform="none" fo:color="#b58900" style:font-name="monaco" fo:font-size="10pt" fo:letter-spacing="normal" fo:font-style="normal" fo:font-weight="bold" fo:background-color="#004a4a" loext:char-shading-value="0" style:font-size-asian="10pt" style:font-size-complex="10pt"/>
    </style:style>
    <style:style style:name="T5" style:family="text">
      <style:text-properties fo:font-variant="normal" fo:text-transform="none" fo:color="#2aa198" style:font-name="monaco" fo:font-size="10pt" fo:letter-spacing="normal" fo:font-style="normal" fo:font-weight="bold" fo:background-color="#004a4a" loext:char-shading-value="0" style:font-size-asian="10pt" style:font-size-complex="10pt"/>
    </style:style>
    <style:style style:name="T6" style:family="text">
      <style:text-properties fo:font-variant="normal" fo:text-transform="none" fo:color="#cb4b16" style:font-name="monaco" fo:font-size="10pt" fo:letter-spacing="normal" fo:font-style="normal" fo:font-weight="bold" fo:background-color="#004a4a" loext:char-shading-value="0" style:font-size-asian="10pt" style:font-size-complex="10pt"/>
    </style:style>
    <style:style style:name="T7" style:family="text">
      <style:text-properties fo:font-variant="normal" fo:text-transform="none" fo:color="#000000" style:font-name="Times New Roman" fo:font-size="14pt" fo:letter-spacing="normal" fo:font-style="normal" fo:font-weight="normal"/>
    </style:style>
    <style:style style:name="T8" style:family="text">
      <style:text-properties fo:font-variant="normal" fo:text-transform="none" fo:color="#000000" style:font-name="Times New Roman" fo:font-size="14pt" fo:letter-spacing="normal" fo:font-style="normal" fo:font-weight="normal" officeooo:rsid="002f330a"/>
    </style:style>
    <style:style style:name="T9" style:family="text">
      <style:text-properties fo:font-variant="normal" fo:text-transform="none" fo:color="#000000" style:font-name="Times New Roman" fo:font-size="14pt" fo:letter-spacing="normal" fo:font-style="normal" fo:font-weight="normal" officeooo:rsid="003223bc"/>
    </style:style>
    <style:style style:name="T10" style:family="text">
      <style:text-properties fo:font-variant="normal" fo:text-transform="none" fo:color="#000000" style:font-name="Times New Roman" fo:font-size="14pt" fo:letter-spacing="normal" fo:font-style="normal" officeooo:rsid="002cc4a2"/>
    </style:style>
    <style:style style:name="T11" style:family="text">
      <style:text-properties fo:font-variant="normal" fo:text-transform="none" fo:color="#000000" style:font-name="Times New Roman" fo:font-size="14pt" fo:letter-spacing="normal" fo:font-style="normal" officeooo:rsid="00412dda"/>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style:font-name="Times New Roman" fo:letter-spacing="normal" fo:font-style="normal" fo:font-weight="normal" loext:padding="0in" loext:border="none"/>
    </style:style>
    <style:style style:name="T14" style:family="text">
      <style:text-properties fo:font-variant="normal" fo:text-transform="none" fo:color="#000000" style:font-name="Times New Roman" fo:font-size="12pt" fo:letter-spacing="normal" fo:font-style="normal" style:font-size-asian="12pt" style:font-size-complex="12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2cc4a2"/>
    </style:style>
    <style:style style:name="T17" style:family="text">
      <style:text-properties fo:font-variant="normal" fo:text-transform="none" fo:color="#000000" fo:font-size="14pt" fo:letter-spacing="normal" fo:font-style="normal" fo:font-weight="normal"/>
    </style:style>
    <style:style style:name="T18"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318c59" style:font-name-asian="TakaoPGothic" style:font-size-asian="14pt" style:language-asian="zxx" style:country-asian="none" style:font-weight-asian="normal" style:font-name-complex="FreeSans2" style:font-size-complex="14pt" style:language-complex="zxx" style:country-complex="none" style:font-weight-complex="normal"/>
    </style:style>
    <style:style style:name="T19" style:family="text">
      <style:text-properties fo:font-variant="normal" fo:text-transform="none" fo:color="#000080" style:font-name="Times New Roman" fo:letter-spacing="normal" fo:language="zxx" fo:country="none" fo:font-style="normal" style:text-underline-style="solid" style:text-underline-width="auto" style:text-underline-color="font-color" fo:font-weight="normal" officeooo:rsid="00318c59" style:font-name-asian="TakaoPGothic" style:language-asian="zxx" style:country-asian="none" style:font-weight-asian="normal" style:font-name-complex="FreeSans2" style:language-complex="zxx" style:country-complex="none" style:font-weight-complex="normal"/>
    </style:style>
    <style:style style:name="T20" style:family="text">
      <style:text-properties fo:font-variant="normal" fo:text-transform="none" fo:color="#000080" style:font-name="Times New Roman" fo:font-size="12pt" fo:letter-spacing="normal" fo:language="zxx" fo:country="none" fo:font-style="normal" style:text-underline-style="solid" style:text-underline-width="auto" style:text-underline-color="font-color" fo:font-weight="normal" officeooo:rsid="00318c59" style:font-name-asian="TakaoPGothic" style:font-size-asian="12pt" style:language-asian="zxx" style:country-asian="none" style:font-weight-asian="normal" style:font-name-complex="FreeSans2" style:font-size-complex="12pt" style:language-complex="zxx" style:country-complex="none" style:font-weight-complex="normal"/>
    </style:style>
    <style:style style:name="T21" style:family="text">
      <style:text-properties fo:font-variant="normal" fo:text-transform="none" fo:color="#242729" style:font-name="inherit" fo:font-size="4.59999990463257pt" fo:letter-spacing="normal" fo:font-style="normal" fo:font-weight="normal" loext:padding="0in" loext:border="none"/>
    </style:style>
    <style:style style:name="T22" style:family="text">
      <style:text-properties fo:font-variant="normal" fo:text-transform="none" fo:color="#242729" style:font-name="inherit" fo:font-size="4.59999990463257pt" fo:letter-spacing="normal" fo:font-style="normal" fo:font-weight="normal" style:font-size-asian="12pt" style:font-size-complex="12pt" loext:padding="0in" loext:border="none"/>
    </style:style>
    <style:style style:name="T23" style:family="text">
      <style:text-properties fo:font-variant="normal" fo:text-transform="none" fo:color="#242729" style:font-name="inherit" fo:letter-spacing="normal" fo:font-style="normal" fo:font-weight="normal" loext:padding="0in" loext:border="none"/>
    </style:style>
    <style:style style:name="T24" style:family="text">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T25" style:family="text">
      <style:text-properties fo:font-variant="normal" fo:text-transform="none" fo:color="#242729" style:font-name="Arial" fo:font-size="4.59999990463257pt" fo:letter-spacing="normal" fo:font-style="normal" fo:font-weight="normal"/>
    </style:style>
    <style:style style:name="T26" style:family="text">
      <style:text-properties fo:font-variant="normal" fo:text-transform="none" fo:color="#242729" style:font-name="Arial" fo:letter-spacing="normal" fo:font-style="normal" fo:font-weight="normal"/>
    </style:style>
    <style:style style:name="T27" style:family="text">
      <style:text-properties fo:font-variant="normal" fo:text-transform="none" fo:color="#242729" style:font-name="Consolas" fo:font-size="4pt" fo:letter-spacing="normal" fo:font-style="normal" fo:font-weight="normal" fo:background-color="#eff0f1" loext:char-shading-value="0" loext:padding="0in" loext:border="none"/>
    </style:style>
    <style:style style:name="T28" style:family="text">
      <style:text-properties fo:font-variant="normal" fo:text-transform="none" fo:color="#242729" style:font-name="Consolas" fo:font-size="4pt" fo:letter-spacing="normal" fo:font-style="normal" fo:font-weight="normal" fo:background-color="#eff0f1" loext:char-shading-value="0" style:font-size-asian="12pt" style:font-size-complex="12pt" loext:padding="0in" loext:border="none"/>
    </style:style>
    <style:style style:name="T29" style:family="text">
      <style:text-properties fo:font-variant="normal" fo:text-transform="none" fo:color="#242729" style:font-name="Consolas" fo:letter-spacing="normal" fo:font-style="normal" fo:font-weight="normal" fo:background-color="#eff0f1" loext:char-shading-value="0" loext:padding="0in" loext:border="none"/>
    </style:style>
    <style:style style:name="T30" style:family="text">
      <style:text-properties fo:font-variant="normal" fo:text-transform="none" fo:color="#242729" style:font-name="Consolas" fo:font-size="12pt" fo:letter-spacing="normal" fo:font-style="normal" fo:font-weight="normal" fo:background-color="#eff0f1" loext:char-shading-value="0" style:font-size-asian="12pt" style:font-size-complex="12pt" loext:padding="0in" loext:border="none"/>
    </style:style>
    <style:style style:name="T31" style:family="text">
      <style:text-properties fo:font-variant="normal" fo:text-transform="none" fo:color="#242729" fo:letter-spacing="normal" fo:font-style="normal" fo:font-weight="normal" fo:background-color="#eff0f1" loext:char-shading-value="0" loext:padding="0in" loext:border="none"/>
    </style:style>
    <style:style style:name="T32" style:family="text">
      <style:text-properties fo:font-variant="normal" fo:text-transform="none" fo:color="#005999" style:text-line-through-style="none" style:text-line-through-type="none" style:font-name="Consolas" fo:font-size="4pt" fo:letter-spacing="normal" fo:font-style="normal" style:text-underline-style="none" fo:font-weight="normal" style:text-blinking="false" fo:background-color="#eff0f1" loext:char-shading-value="0" loext:padding="0in" loext:border="none"/>
    </style:style>
    <style:style style:name="T33" style:family="text">
      <style:text-properties fo:font-variant="normal" fo:text-transform="none" fo:color="#005999" style:text-line-through-style="none" style:text-line-through-type="none" style:font-name="Consolas" fo:letter-spacing="normal" fo:font-style="normal" style:text-underline-style="none" fo:font-weight="normal" style:text-blinking="false" fo:background-color="#eff0f1" loext:char-shading-value="0" loext:padding="0in" loext:border="none"/>
    </style:style>
    <style:style style:name="T34" style:family="text">
      <style:text-properties fo:font-variant="normal" fo:text-transform="none" fo:color="#005999" style:text-line-through-style="none" style:text-line-through-type="none" style:font-name="Consolas" fo:font-size="12pt" fo:letter-spacing="normal" fo:font-style="normal" style:text-underline-style="none" fo:font-weight="normal" style:text-blinking="false" fo:background-color="#eff0f1" loext:char-shading-value="0" style:font-size-asian="12pt" style:font-size-complex="12pt" loext:padding="0in" loext:border="none"/>
    </style:style>
    <style:style style:name="T35" style:family="text">
      <style:text-properties fo:font-variant="normal" fo:text-transform="none" fo:color="#303336" style:font-name="inherit" fo:font-size="4pt" fo:letter-spacing="normal" fo:font-style="normal" fo:font-weight="normal" fo:background-color="#eff0f1" loext:char-shading-value="0" loext:padding="0in" loext:border="none"/>
    </style:style>
    <style:style style:name="T36" style:family="text">
      <style:text-properties fo:font-variant="normal" fo:text-transform="none" fo:color="#303336" style:font-name="inherit" fo:letter-spacing="normal" fo:font-style="normal" fo:font-weight="normal" fo:background-color="#eff0f1" loext:char-shading-value="0" loext:padding="0in" loext:border="none"/>
    </style:style>
    <style:style style:name="T37" style:family="text">
      <style:text-properties fo:font-variant="normal" fo:text-transform="none" fo:color="#303336" style:font-name="inherit" fo:font-size="12pt" fo:letter-spacing="normal" fo:font-style="normal" fo:font-weight="normal" fo:background-color="#eff0f1" loext:char-shading-value="0" style:font-size-asian="12pt" style:font-size-complex="12pt" loext:padding="0in" loext:border="none"/>
    </style:style>
    <style:style style:name="T38" style:family="text">
      <style:text-properties fo:font-variant="normal" fo:text-transform="none" fo:color="#303336" style:font-name="Consolas" fo:font-size="4pt" fo:letter-spacing="normal" fo:font-style="normal" fo:font-weight="normal" fo:background-color="#eff0f1" loext:char-shading-value="0" loext:padding="0in" loext:border="none"/>
    </style:style>
    <style:style style:name="T39" style:family="text">
      <style:text-properties fo:font-variant="normal" fo:text-transform="none" fo:color="#303336" style:font-name="Consolas" fo:letter-spacing="normal" fo:font-style="normal" fo:font-weight="normal" fo:background-color="#eff0f1" loext:char-shading-value="0" loext:padding="0in" loext:border="none"/>
    </style:style>
    <style:style style:name="T40" style:family="text">
      <style:text-properties fo:font-variant="normal" fo:text-transform="none" fo:color="#303336" style:font-name="Consolas" fo:font-size="12pt" fo:letter-spacing="normal" fo:font-style="normal" fo:font-weight="normal" fo:background-color="#eff0f1" loext:char-shading-value="0" style:font-size-asian="12pt" style:font-size-complex="12pt" loext:padding="0in" loext:border="none"/>
    </style:style>
    <style:style style:name="T41" style:family="text">
      <style:text-properties fo:font-variant="normal" fo:text-transform="none" fo:color="#303336" fo:letter-spacing="normal" fo:font-style="normal" fo:font-weight="normal" fo:background-color="#eff0f1" loext:char-shading-value="0" loext:padding="0in" loext:border="none"/>
    </style:style>
    <style:style style:name="T42" style:family="text">
      <style:text-properties fo:font-variant="normal" fo:text-transform="none" fo:color="#303336" fo:letter-spacing="normal" fo:background-color="#eff0f1" loext:char-shading-value="0" loext:padding="0in" loext:border="none"/>
    </style:style>
    <style:style style:name="T43" style:family="text">
      <style:text-properties fo:font-variant="normal" fo:text-transform="none" fo:color="#303336" fo:font-size="12pt" fo:letter-spacing="normal" fo:background-color="#eff0f1" loext:char-shading-value="0" style:font-size-asian="12pt" style:font-size-complex="12pt" loext:padding="0in" loext:border="none"/>
    </style:style>
    <style:style style:name="T44" style:family="text">
      <style:text-properties fo:font-variant="normal" fo:text-transform="none" fo:color="#858c93" style:font-name="inherit" fo:font-size="4pt" fo:letter-spacing="normal" fo:font-style="normal" fo:font-weight="normal" fo:background-color="#eff0f1" loext:char-shading-value="0" loext:padding="0in" loext:border="none"/>
    </style:style>
    <style:style style:name="T45" style:family="text">
      <style:text-properties fo:font-variant="normal" fo:text-transform="none" fo:color="#858c93" style:font-name="inherit" fo:letter-spacing="normal" fo:font-style="normal" fo:font-weight="normal" fo:background-color="#eff0f1" loext:char-shading-value="0" loext:padding="0in" loext:border="none"/>
    </style:style>
    <style:style style:name="T46" style:family="text">
      <style:text-properties fo:font-variant="normal" fo:text-transform="none" fo:color="#858c93" style:font-name="inherit" fo:font-size="12pt" fo:letter-spacing="normal" fo:font-style="normal" fo:font-weight="normal" fo:background-color="#eff0f1" loext:char-shading-value="0" style:font-size-asian="12pt" style:font-size-complex="12pt" loext:padding="0in" loext:border="none"/>
    </style:style>
    <style:style style:name="T47" style:family="text">
      <style:text-properties fo:font-variant="normal" fo:text-transform="none" fo:color="#858c93" fo:letter-spacing="normal" fo:font-style="normal" fo:font-weight="normal" fo:background-color="#eff0f1" loext:char-shading-value="0" loext:padding="0in" loext:border="none"/>
    </style:style>
    <style:style style:name="T48" style:family="text">
      <style:text-properties fo:font-variant="normal" fo:text-transform="none" fo:color="#2b91af" style:font-name="inherit" fo:font-size="4pt" fo:letter-spacing="normal" fo:font-style="normal" fo:font-weight="normal" fo:background-color="#eff0f1" loext:char-shading-value="0" loext:padding="0in" loext:border="none"/>
    </style:style>
    <style:style style:name="T49" style:family="text">
      <style:text-properties fo:font-variant="normal" fo:text-transform="none" fo:color="#2b91af" style:font-name="inherit" fo:letter-spacing="normal" fo:font-style="normal" fo:font-weight="normal" fo:background-color="#eff0f1" loext:char-shading-value="0" loext:padding="0in" loext:border="none"/>
    </style:style>
    <style:style style:name="T50" style:family="text">
      <style:text-properties fo:font-variant="normal" fo:text-transform="none" fo:color="#2b91af" style:font-name="inherit" fo:font-size="12pt" fo:letter-spacing="normal" fo:font-style="normal" fo:font-weight="normal" fo:background-color="#eff0f1" loext:char-shading-value="0" style:font-size-asian="12pt" style:font-size-complex="12pt" loext:padding="0in" loext:border="none"/>
    </style:style>
    <style:style style:name="T51" style:family="text">
      <style:text-properties fo:font-variant="normal" fo:text-transform="none" fo:color="#2b91af" fo:letter-spacing="normal" fo:font-style="normal" fo:font-weight="normal" fo:background-color="#eff0f1" loext:char-shading-value="0" loext:padding="0in" loext:border="none"/>
    </style:style>
    <style:style style:name="T52" style:family="text">
      <style:text-properties fo:font-variant="normal" fo:text-transform="none" fo:color="#7d2727" style:font-name="inherit" fo:font-size="4pt" fo:letter-spacing="normal" fo:font-style="normal" fo:font-weight="normal" fo:background-color="#eff0f1" loext:char-shading-value="0" loext:padding="0in" loext:border="none"/>
    </style:style>
    <style:style style:name="T53" style:family="text">
      <style:text-properties fo:font-variant="normal" fo:text-transform="none" fo:color="#7d2727" style:font-name="inherit" fo:letter-spacing="normal" fo:font-style="normal" fo:font-weight="normal" fo:background-color="#eff0f1" loext:char-shading-value="0" loext:padding="0in" loext:border="none"/>
    </style:style>
    <style:style style:name="T54" style:family="text">
      <style:text-properties fo:font-variant="normal" fo:text-transform="none" fo:color="#7d2727" style:font-name="inherit" fo:font-size="12pt" fo:letter-spacing="normal" fo:font-style="normal" fo:font-weight="normal" fo:background-color="#eff0f1" loext:char-shading-value="0" style:font-size-asian="12pt" style:font-size-complex="12pt" loext:padding="0in" loext:border="none"/>
    </style:style>
    <style:style style:name="T55" style:family="text">
      <style:text-properties fo:font-variant="normal" fo:text-transform="none" fo:color="#7d2727" fo:letter-spacing="normal" fo:font-style="normal" fo:font-weight="normal" fo:background-color="#eff0f1" loext:char-shading-value="0" loext:padding="0in" loext:border="none"/>
    </style:style>
    <style:style style:name="T56" style:family="text">
      <style:text-properties fo:font-variant="normal" fo:text-transform="none" fo:color="#101094" style:font-name="inherit" fo:font-size="4pt" fo:letter-spacing="normal" fo:font-style="normal" fo:font-weight="normal" fo:background-color="#eff0f1" loext:char-shading-value="0" loext:padding="0in" loext:border="none"/>
    </style:style>
    <style:style style:name="T57" style:family="text">
      <style:text-properties fo:font-variant="normal" fo:text-transform="none" fo:color="#101094" style:font-name="inherit" fo:letter-spacing="normal" fo:font-style="normal" fo:font-weight="normal" fo:background-color="#eff0f1" loext:char-shading-value="0" loext:padding="0in" loext:border="none"/>
    </style:style>
    <style:style style:name="T58" style:family="text">
      <style:text-properties fo:font-variant="normal" fo:text-transform="none" fo:color="#101094" style:font-name="inherit" fo:font-size="12pt" fo:letter-spacing="normal" fo:font-style="normal" fo:font-weight="normal" fo:background-color="#eff0f1" loext:char-shading-value="0" style:font-size-asian="12pt" style:font-size-complex="12pt" loext:padding="0in" loext:border="none"/>
    </style:style>
    <style:style style:name="T59" style:family="text">
      <style:text-properties fo:font-variant="normal" fo:text-transform="none" fo:color="#101094" fo:letter-spacing="normal" fo:font-style="normal" fo:font-weight="normal" fo:background-color="#eff0f1" loext:char-shading-value="0" loext:padding="0in" loext:border="none"/>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fo:font-size="12pt" style:text-underline-style="solid" style:text-underline-width="auto" style:text-underline-color="font-color" fo:font-weight="bold" officeooo:rsid="001c8c12" style:font-size-asian="10.5pt" style:font-weight-asian="bold" style:font-size-complex="12pt" style:font-weight-complex="bold"/>
    </style:style>
    <style:style style:name="T64" style:family="text">
      <style:text-properties fo:font-size="12pt" style:font-size-asian="12pt" style:font-size-complex="12pt"/>
    </style:style>
    <style:style style:name="T65" style:family="text">
      <style:text-properties fo:font-weight="normal" style:font-weight-asian="normal" style:font-weight-complex="normal"/>
    </style:style>
    <style:style style:name="T66" style:family="text">
      <style:text-properties fo:font-weight="normal" officeooo:rsid="00318c59" style:font-weight-asian="normal" style:font-weight-complex="normal"/>
    </style:style>
    <style:style style:name="T67" style:family="text">
      <style:text-properties fo:font-weight="normal" officeooo:rsid="00361567" style:font-weight-asian="normal" style:font-weight-complex="normal"/>
    </style:style>
    <style:style style:name="T68" style:family="text">
      <style:text-properties style:font-name="Liberation Serif"/>
    </style:style>
    <style:style style:name="T69" style:family="text">
      <style:text-properties style:font-name="Liberation Serif" officeooo:rsid="0023c208"/>
    </style:style>
    <style:style style:name="T70" style:family="text">
      <style:text-properties fo:color="#000000" style:font-name="Times New Roman"/>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officeooo:rsid="0030e46e"/>
    </style:style>
    <style:style style:name="T74" style:family="text">
      <style:text-properties officeooo:rsid="003cfc4a"/>
    </style:style>
    <style:style style:name="T75" style:family="text">
      <style:text-properties officeooo:rsid="004320b0"/>
    </style:style>
    <style:style style:name="T76" style:family="text">
      <style:text-properties officeooo:rsid="0043de0c"/>
    </style:style>
    <style:style style:name="T77" style:family="text">
      <style:text-properties officeooo:rsid="004677d3"/>
    </style:style>
    <style:style style:name="T78" style:family="text">
      <style:text-properties officeooo:rsid="0048b75b"/>
    </style:style>
    <style:style style:name="T79" style:family="text">
      <style:text-properties fo:font-size="10pt" style:font-size-asian="10pt" style:font-size-complex="10pt"/>
    </style:style>
    <style:style style:name="T80" style:family="text">
      <style:text-properties fo:color="#000000" style:font-name="Times New Roman1" fo:font-size="12pt" style:font-size-asian="12pt" style:font-size-complex="12pt"/>
    </style:style>
    <style:style style:name="T81" style:family="text">
      <style:text-properties fo:color="#000000" style:font-name="DejaVu Sans Mono" fo:font-size="10pt" style:font-size-asian="10pt" style:font-size-complex="10pt"/>
    </style:style>
    <style:style style:name="T82" style:family="text">
      <style:text-properties fo:color="#000000" style:font-name="Times New Roman1" fo:font-size="12pt" style:font-name-asian="Liberation Mono1" style:font-size-asian="12pt" style:font-size-complex="12pt"/>
    </style:style>
    <style:style style:name="T83" style:family="text">
      <style:text-properties fo:color="#000000" style:font-name="DejaVu Sans Mono" fo:font-size="10pt" style:font-name-asian="Liberation Mono1" style:font-size-asian="10pt" style:font-size-complex="10pt"/>
    </style:style>
    <text:list-style style:name="L1">
      <text:list-level-style-bullet text:level="1" text:style-name="Bullet_20_Symbols" style:num-suffix="." text:bullet-char="•">
        <style:list-level-properties text:space-before="0.12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none" svg:stroke-color="#000000" draw:fill="none" draw:fill-color="#ffffff" fo:min-height="2.5898in" style:run-through="foreground"/>
    </style:style>
    <style:style style:name="gr3" style:family="graphic">
      <style:graphic-properties style:run-through="foreground"/>
    </style:style>
    <style:style style:name="gr4" style:family="graphic">
      <style:graphic-properties draw:stroke="none" svg:stroke-color="#000000" draw:fill="none" draw:fill-color="#ffffff" fo:min-height="0.5043in" style:run-through="foreground"/>
    </style:style>
    <style:style style:name="gr5" style:family="graphic">
      <style:graphic-properties draw:stroke="none" svg:stroke-color="#000000" draw:fill="none" draw:fill-color="#ffffff" fo:min-height="1.1866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github.com/gosu/gosu/issues/183" text:style-name="Internet_20_link" text:visited-style-name="Visited_20_Internet_20_Link">https://github.com/gosu/gosu/issues/183</text:a></text:p>
      <text:p text:style-name="P5">attaching GDB to ruby:</text:p>
      <text:p text:style-name="P14"><text:span text:style-name="CODE">$ gdb ruby</text:span></text:p>
      <text:p text:style-name="P14"><text:span text:style-name="CODE">$ run app.rb</text:span></text:p>
      <text:p text:style-name="P14"><text:span text:style-name="CODE">$ backtrace</text:span></text:p>
      <text:p text:style-name="P1"/>
      <text:p text:style-name="P11"><text:a xlink:type="simple" xlink:href="http://seclib.blogspot.com/2011/08/inspect-ruby-process-from-gdb.html" text:style-name="Internet_20_link" text:visited-style-name="Visited_20_Internet_20_Link"><text:span text:style-name="T69">http://seclib.blogspot.com/2011/08/inspect-ruby-process-from-gdb.html</text:span></text:a></text:p>
      <text:p text:style-name="P12"><text:span text:style-name="T68">If the program that crashed is a rake task, just do some thing similar. Rake itself is a Ruby script: <text:line-break/></text:span></text:p>
      <text:p text:style-name="P20"><text:span text:style-name="CODE">$gdb ruby<text:line-break/>(gdb) run /usr/bin/rake -T</text:span><text:span text:style-name="T68"><text:line-break/></text:span></text:p>
      <text:p text:style-name="P21"><text:span text:style-name="T68">If you have a daemon written in Ruby, sometimes you might see that it hangs (does nothing) or uses too many resources (100% cpu usage). To inspect a live process with process id 12345, do this:<text:line-break/></text:span></text:p>
      <text:p text:style-name="P23"><text:span text:style-name="CODE">$gdb ruby<text:line-break/>(gdb) attach 12345</text:span></text:p>
      <text:p text:style-name="P22"><text:span text:style-name="CODE"/></text:p>
      <text:p text:style-name="P13"><text:a xlink:type="simple" xlink:href="https://isotope11.com/blog/getting-a-ruby-backtrace-from-gnu-debugger" text:style-name="Internet_20_link" text:visited-style-name="Visited_20_Internet_20_Link">https://isotope11.com/blog/getting-a-ruby-backtrace-from-gnu-debugger</text:a></text:p>
      <text:p text:style-name="P24"><text:span text:style-name="Source_20_Text"><text:span text:style-name="T4"/></text:span></text:p>
      <text:p text:style-name="P24"><text:span text:style-name="Source_20_Text"><text:span text:style-name="T4">$ </text:span></text:span><text:span text:style-name="Source_20_Text"><text:span text:style-name="T2">which ruby</text:span></text:span></text:p>
      <text:p text:style-name="P27"><text:span text:style-name="Source_20_Text"><text:span text:style-name="T2">/usr/bin/ruby</text:span></text:span></text:p>
      <text:p text:style-name="P27"><text:span text:style-name="Source_20_Text"><text:span text:style-name="T4">$ </text:span></text:span><text:span text:style-name="Source_20_Text"><text:span text:style-name="T2">top</text:span></text:span></text:p>
      <text:p text:style-name="P27"><text:span text:style-name="Source_20_Text"><text:span text:style-name="T3"><text:s text:c="2"/></text:span></text:span><text:span text:style-name="Source_20_Text"><text:span text:style-name="T4">PID</text:span></text:span><text:span text:style-name="Source_20_Text"><text:span text:style-name="T2"> <text:s text:c="2"/></text:span></text:span><text:span text:style-name="Source_20_Text"><text:span text:style-name="T4">USER</text:span></text:span><text:span text:style-name="Source_20_Text"><text:span text:style-name="T2"> <text:s text:c="5"/></text:span></text:span><text:span text:style-name="Source_20_Text"><text:span text:style-name="T4">PR</text:span></text:span><text:span text:style-name="Source_20_Text"><text:span text:style-name="T2"> <text:s/></text:span></text:span><text:span text:style-name="Source_20_Text"><text:span text:style-name="T4">NI</text:span></text:span><text:span text:style-name="Source_20_Text"><text:span text:style-name="T2"> <text:s/></text:span></text:span><text:span text:style-name="Source_20_Text"><text:span text:style-name="T4">VIRT</text:span></text:span><text:span text:style-name="Source_20_Text"><text:span text:style-name="T2"> <text:s/></text:span></text:span><text:span text:style-name="Source_20_Text"><text:span text:style-name="T4">RES</text:span></text:span><text:span text:style-name="Source_20_Text"><text:span text:style-name="T2"> <text:s/></text:span></text:span><text:span text:style-name="Source_20_Text"><text:span text:style-name="T4">SHR</text:span></text:span><text:span text:style-name="Source_20_Text"><text:span text:style-name="T2"> </text:span></text:span><text:span text:style-name="Source_20_Text"><text:span text:style-name="T4">S</text:span></text:span><text:span text:style-name="Source_20_Text"><text:span text:style-name="T2"> %</text:span></text:span><text:span text:style-name="Source_20_Text"><text:span text:style-name="T4">CPU</text:span></text:span><text:span text:style-name="Source_20_Text"><text:span text:style-name="T2"> %</text:span></text:span><text:span text:style-name="Source_20_Text"><text:span text:style-name="T4">MEM</text:span></text:span><text:span text:style-name="Source_20_Text"><text:span text:style-name="T2"> <text:s text:c="3"/></text:span></text:span><text:span text:style-name="Source_20_Text"><text:span text:style-name="T4">TIME</text:span></text:span><text:span text:style-name="Source_20_Text"><text:span text:style-name="T2">+ <text:s/></text:span></text:span><text:span text:style-name="Source_20_Text"><text:span text:style-name="T4">COMMAND</text:span></text:span></text:p>
      <text:p text:style-name="P27"><text:span text:style-name="Source_20_Text"><text:span text:style-name="T3"><text:s text:c="2"/></text:span></text:span><text:span text:style-name="Source_20_Text"><text:span text:style-name="T5">25215</text:span></text:span><text:span text:style-name="Source_20_Text"><text:span text:style-name="T2"> ben <text:s text:c="6"/></text:span></text:span><text:span text:style-name="Source_20_Text"><text:span text:style-name="T5">20</text:span></text:span><text:span text:style-name="Source_20_Text"><text:span text:style-name="T2"> <text:s text:c="2"/></text:span></text:span><text:span text:style-name="Source_20_Text"><text:span text:style-name="T5">0</text:span></text:span><text:span text:style-name="Source_20_Text"><text:span text:style-name="T2"> </text:span></text:span><text:span text:style-name="Source_20_Text"><text:span text:style-name="T5">40100</text:span></text:span><text:span text:style-name="Source_20_Text"><text:span text:style-name="T2"> <text:s/></text:span></text:span><text:span text:style-name="Source_20_Text"><text:span text:style-name="T5">27</text:span></text:span><text:span text:style-name="Source_20_Text"><text:span text:style-name="T2">m </text:span></text:span><text:span text:style-name="Source_20_Text"><text:span text:style-name="T5">2088</text:span></text:span><text:span text:style-name="Source_20_Text"><text:span text:style-name="T2"> </text:span></text:span><text:span text:style-name="Source_20_Text"><text:span text:style-name="T4">R</text:span></text:span><text:span text:style-name="Source_20_Text"><text:span text:style-name="T2"> <text:s/></text:span></text:span><text:span text:style-name="Source_20_Text"><text:span text:style-name="T5">100</text:span></text:span><text:span text:style-name="Source_20_Text"><text:span text:style-name="T2"> <text:s/></text:span></text:span><text:span text:style-name="Source_20_Text"><text:span text:style-name="T5">0</text:span></text:span><text:span text:style-name="Source_20_Text"><text:span text:style-name="T2">.</text:span></text:span><text:span text:style-name="Source_20_Text"><text:span text:style-name="T5">9</text:span></text:span><text:span text:style-name="Source_20_Text"><text:span text:style-name="T2"> <text:s text:c="2"/></text:span></text:span><text:span text:style-name="Source_20_Text"><text:span text:style-name="T5">0</text:span></text:span><text:span text:style-name="Source_20_Text"><text:span text:style-name="T6">:</text:span></text:span><text:span text:style-name="Source_20_Text"><text:span text:style-name="T5">15.53</text:span></text:span><text:span text:style-name="Source_20_Text"><text:span text:style-name="T2"> ruby</text:span></text:span></text:p>
      <text:p text:style-name="P31"/>
      <text:p text:style-name="P31">Attach a GDB session to the ruby process.</text:p>
      <text:p text:style-name="P24"><text:span text:style-name="Source_20_Text"><text:span text:style-name="T4">$ </text:span></text:span><text:span text:style-name="Source_20_Text"><text:span text:style-name="T2">gdb /usr/bin/ruby </text:span></text:span><text:span text:style-name="Source_20_Text"><text:span text:style-name="T5">25215</text:span></text:span></text:p>
      <text:p text:style-name="P31"/>
      <text:p text:style-name="P31">Call the rb_backtrace() function from within GDB.</text:p>
      <text:p text:style-name="P24"><text:span text:style-name="Source_20_Text"><text:span text:style-name="T2">(gdb) call rb_backtrace()</text:span></text:span></text:p>
      <text:p text:style-name="P31"/>
      <text:p text:style-name="P31">Check the passenger log.</text:p>
      <text:p text:style-name="P24"><text:span text:style-name="Source_20_Text"><text:span text:style-name="T2">from /home/ben/rails/app/controllers/some_controller.rb</text:span></text:span><text:span text:style-name="Source_20_Text"><text:span text:style-name="T6">:</text:span></text:span><text:span text:style-name="Source_20_Text"><text:span text:style-name="T5">3</text:span></text:span><text:span text:style-name="Source_20_Text"><text:span text:style-name="T6">:in</text:span></text:span><text:span text:style-name="Source_20_Text"><text:span text:style-name="T2"> `show</text:span></text:span><text:span text:style-name="Source_20_Text"><text:span text:style-name="T5">'</text:span></text:span></text:p>
      <text:p text:style-name="P27"><text:span text:style-name="Source_20_Text"><text:span text:style-name="T5">...</text:span></text:span></text:p>
      <text:p text:style-name="P31"/>
      <text:p text:style-name="P31">You can also raise an exception.</text:p>
      <text:p text:style-name="P24"><text:span text:style-name="Source_20_Text"><text:span text:style-name="T2">(gdb) call rb_raise((</text:span></text:span><text:span text:style-name="Source_20_Text"><text:span text:style-name="T1">int</text:span></text:span><text:span text:style-name="Source_20_Text"><text:span text:style-name="T2">)rb_eException, </text:span></text:span><text:span text:style-name="Source_20_Text"><text:span text:style-name="T5">"Raised a special exception with GDB"</text:span></text:span><text:span text:style-name="Source_20_Text"><text:span text:style-name="T2">)</text:span></text:span></text:p>
      <text:p text:style-name="P31"/>
      <text:p text:style-name="P31">Check the production log.</text:p>
      <text:p text:style-name="P24"><text:span text:style-name="Source_20_Text"><text:span text:style-name="T4">Exception</text:span></text:span><text:span text:style-name="Source_20_Text"><text:span text:style-name="T2"> (</text:span></text:span><text:span text:style-name="Source_20_Text"><text:span text:style-name="T4">Raised</text:span></text:span><text:span text:style-name="Source_20_Text"><text:span text:style-name="T2"> a special exception with </text:span></text:span><text:span text:style-name="Source_20_Text"><text:span text:style-name="T4">GDB</text:span></text:span><text:span text:style-name="Source_20_Text"><text:span text:style-name="T2">)</text:span></text:span><text:span text:style-name="Source_20_Text"><text:span text:style-name="T6">:</text:span></text:span></text:p>
      <text:p text:style-name="P6"><text:span text:style-name="Source_20_Text"><text:span text:style-name="T3"><text:s text:c="2"/></text:span></text:span><text:span text:style-name="Source_20_Text"><text:span text:style-name="T2">app/controllers/some_controller.rb</text:span></text:span><text:span text:style-name="Source_20_Text"><text:span text:style-name="T6">:</text:span></text:span><text:span text:style-name="Source_20_Text"><text:span text:style-name="T5">3</text:span></text:span><text:span text:style-name="Source_20_Text"><text:span text:style-name="T6">:in</text:span></text:span><text:span text:style-name="Source_20_Text"><text:span text:style-name="T2"> `show</text:span></text:span><text:span text:style-name="Source_20_Text"><text:span text:style-name="T5">'</text:span></text:span><text:line-break/></text:p>
      <text:p text:style-name="P22"><text:line-break/></text:p>
      <text:p text:style-name="P15"><text:a xlink:type="simple" xlink:href="http://www.delorie.com/gnu/docs/gdb/gdb_29.html" text:style-name="Internet_20_link" text:visited-style-name="Visited_20_Internet_20_Link">http://www.delorie.com/gnu/docs/gdb/gdb_29.html</text:a></text:p>
      <text:p text:style-name="P4"><text:span text:style-name="CODE">break <text:s text:c="2"/>function</text:span></text:p>
      <text:p text:style-name="P4"><text:span text:style-name="CODE"><text:s text:c="8"/>+offset</text:span></text:p>
      <text:p text:style-name="P4"><text:span text:style-name="CODE"><text:s text:c="8"/>-offset</text:span></text:p>
      <text:p text:style-name="P4"><text:span text:style-name="CODE"><text:s text:c="8"/>linenum</text:span></text:p>
      <text:p text:style-name="P4"><text:span text:style-name="CODE"><text:s text:c="8"/>filename:linenum <text:s text:c="3"/>(use full paths, at least the first time)</text:span></text:p>
      <text:p text:style-name="P4"/>
      <text:p text:style-name="P4"/>
      <text:p text:style-name="P4"><text:a xlink:type="simple" xlink:href="http://www.unknownroad.com/rtfm/gdbtut/gdbbreak.html#BLINE" text:style-name="Internet_20_link" text:visited-style-name="Visited_20_Internet_20_Link">http://www.unknownroad.com/rtfm/gdbtut/gdbbreak.html#BLINE</text:a></text:p>
      <text:h text:style-name="P52" text:outline-level="3"><text:bookmark text:name="BCFUNC1"/><text:span text:style-name="T12">4.2 How do I set a breakpoint on a C function?</text:span></text:h>
      <text:p text:style-name="P36">To set a breakpoint on a C function, pass it's name to <text:span text:style-name="CODE"><text:span text:style-name="T72">break</text:span></text:span>.</text:p>
      <text:p text:style-name="P29"><text:span text:style-name="CODE"><text:span text:style-name="T15">(gdb) break func1</text:span></text:span></text:p>
      <text:p text:style-name="P30"><text:span text:style-name="CODE"><text:span text:style-name="T15">Breakpoint 3 at 0x80483ca: file test.c, line 10</text:span></text:span><text:bookmark text:name="BCPPFUNC"/></text:p>
      <text:h text:style-name="P52" text:outline-level="3"><text:bookmark text:name="BCPPFUNC1"/><text:span text:style-name="T12">4.3 How do I set a breakpoint on a C++ function?</text:span></text:h>
      <text:p text:style-name="P36">C++ is polymorphic, so you must tell break which version of the function you want to break on (even if there is only one). To do this, you tell it the list of argument types.</text:p>
      <text:p text:style-name="P29"><text:span text:style-name="CODE"><text:span text:style-name="T15">(gdb) break TestClass::testFunc(int) </text:span></text:span></text:p>
      <text:p text:style-name="P30"><text:span text:style-name="CODE"><text:span text:style-name="T15">Breakpoint 1 at 0x80485b2: file cpptest.cpp, line 16.</text:span></text:span></text:p>
      <text:p text:style-name="P19"><text:span text:style-name="T67">[</text:span><text:span text:style-name="T65">personally, I think it’s just easier to use a line number</text:span><text:span text:style-name="T67">]</text:span></text:p>
      <text:p text:style-name="P19"><text:span text:style-name="T67"/></text:p>
      <text:h text:style-name="P53" text:outline-level="3"><text:a xlink:type="simple" xlink:href="http://www.delorie.com/gnu/docs/gdb/gdb_36.html" text:style-name="Internet_20_link" text:visited-style-name="Visited_20_Internet_20_Link"><text:span text:style-name="T66">http://www.delorie.com/gnu/docs/gdb/gdb_36.html</text:span></text:a></text:h>
      <text:p text:style-name="P37"><text:span text:style-name="T9">If you don’t specify exactly which C++ function you want, a menu should come up to let you make your choice.</text:span></text:p>
      <text:p text:style-name="P37"><draw:g text:anchor-type="paragraph" draw:z-index="0" draw:style-name="gr1"><draw:frame draw:name="Shape2" draw:style-name="gr2" draw:text-style-name="P64" svg:width="4.2051in" svg:height="2.5898in" svg:x="2.8276in" svg:y="-0.011in"><draw:text-box><text:p text:style-name="P63"><text:span text:style-name="T79">(gdb) b String::after</text:span></text:p><text:p text:style-name="P63"><text:span text:style-name="T79">[0] cancel</text:span></text:p><text:p text:style-name="P63"><text:span text:style-name="T79">[1] all</text:span></text:p><text:p text:style-name="P63"><text:span text:style-name="T79">[2] file:String.cc; line number:867</text:span></text:p><text:p text:style-name="P63"><text:span text:style-name="T79">[3] file:String.cc; line number:860</text:span></text:p><text:p text:style-name="P63"><text:span text:style-name="T79">[4] file:String.cc; line number:875</text:span></text:p><text:p text:style-name="P63"><text:span text:style-name="T79">[5] file:String.cc; line number:853</text:span></text:p><text:p text:style-name="P63"><text:span text:style-name="T79">[6] file:String.cc; line number:846</text:span></text:p><text:p text:style-name="P63"><text:span text:style-name="T79">[7] file:String.cc; line number:735</text:span></text:p><text:p text:style-name="P63"><text:span text:style-name="T79">&gt; 2 4 6</text:span></text:p><text:p text:style-name="P63"><text:span text:style-name="T79">Breakpoint 1 at 0xb26c: file String.cc, line 867.</text:span></text:p><text:p text:style-name="P63"><text:span text:style-name="T79">Breakpoint 2 at 0xb344: file String.cc, line 875.</text:span></text:p><text:p text:style-name="P63"><text:span text:style-name="T79">Breakpoint 3 at 0xafcc: file String.cc, line 846.</text:span></text:p><text:p text:style-name="P63"><text:span text:style-name="T79">Multiple breakpoints were set.</text:span></text:p><text:p text:style-name="P63"><text:span text:style-name="T79">Use the "delete" command to delete unwanted breakpoints.</text:span></text:p></draw:text-box></draw:frame><draw:g draw:style-name="gr3"><draw:frame draw:name="Shape1" draw:style-name="gr4" draw:text-style-name="P66" svg:width="2.4961in" svg:height="0.576in" svg:x="0.0228in" svg:y="0.0016in"><draw:text-box><text:p text:style-name="P65"><text:span text:style-name="T80">The first two options are always</text:span></text:p><text:p text:style-name="P65"><text:span text:style-name="T81">[0] cancel</text:span><text:span text:style-name="T82"> </text:span><text:span text:style-name="T80">and </text:span><text:span text:style-name="T83">[</text:span><text:span text:style-name="T81">1] all</text:span><text:span text:style-name="T80">.</text:span></text:p><text:p text:style-name="P65"><text:span text:style-name="T80"/></text:p></draw:text-box></draw:frame><draw:frame draw:name="Shape1" draw:style-name="gr5" draw:text-style-name="P66" svg:width="2.6512in" svg:height="1.187in" svg:x="0.0228in" svg:y="1.4197in"><draw:text-box><text:p text:style-name="P65"><text:span text:style-name="T80">The system then waits for your section (the ‘&gt;’ is a prompt)</text:span><text:span text:style-name="T80"><text:line-break/></text:span><text:span text:style-name="T80"/></text:p><text:p text:style-name="P65"><text:span text:style-name="T80">In this example, points 2 4 and 6</text:span></text:p><text:p text:style-name="P65"><text:span text:style-name="T80">have been selected.</text:span></text:p></draw:text-box></draw:frame></draw:g></draw:g><text:span text:style-name="T9"/></text:p>
      <text:p text:style-name="P37"><text:span text:style-name="T9"/></text:p>
      <text:p text:style-name="P37"><text:span text:style-name="T9"/></text:p>
      <text:p text:style-name="P37"><text:span text:style-name="T9"/></text:p>
      <text:p text:style-name="P37"><text:span text:style-name="T9"/></text:p>
      <text:p text:style-name="P37"><text:span text:style-name="T9"/></text:p>
      <text:p text:style-name="P17"><text:a xlink:type="simple" xlink:href="http://www.unknownroad.com/rtfm/gdbtut/gdbbreak.html#BLINE" text:style-name="Internet_20_link" text:visited-style-name="Visited_20_Internet_20_Link"><text:span text:style-name="T18">http://www.unknownroad.com/rtfm/gdbtut/gdbbreak.html#BLINE</text:span></text:a></text:p>
      <text:h text:style-name="P52" text:outline-level="3"><text:bookmark text:name="BTEMP1"/><text:span text:style-name="T12">4.4 How do I set a temporary breakpoint?</text:span></text:h>
      <text:p text:style-name="P36">Use the <text:span text:style-name="CODE"><text:span text:style-name="T71">tbreak</text:span></text:span><text:span text:style-name="T71"> </text:span>command instead of break. A temporary breakpoint only stops the program once, and is then removed.<text:tab/></text:p>
      <text:p text:style-name="P35"><text:bookmark text:name="LIST"/><text:soft-page-break/></text:p>
      <text:h text:style-name="P52" text:outline-level="3"><text:bookmark text:name="LIST1"/><text:span text:style-name="T12">4.5 How do I get a list of breakpoints?</text:span></text:h>
      <text:p text:style-name="P36">Use the <text:span text:style-name="CODE"><text:span text:style-name="T72">info breakpoints</text:span></text:span><text:span text:style-name="T71"> </text:span>command.</text:p>
      <text:p text:style-name="P29"><text:span text:style-name="CODE"><text:span text:style-name="T15">(gdb) info breakpoints</text:span></text:span></text:p>
      <text:p text:style-name="P29"><text:span text:style-name="CODE"><text:span text:style-name="T15">Num Type <text:s text:c="10"/>Disp Enb Address <text:s text:c="3"/>What</text:span></text:span></text:p>
      <text:p text:style-name="P29"><text:span text:style-name="CODE"><text:span text:style-name="T15">2 <text:s text:c="2"/>breakpoint <text:s text:c="4"/>keep y <text:s text:c="2"/>0x080483c3 in func2 at test.c:5</text:span></text:span></text:p>
      <text:p text:style-name="P30"><text:span text:style-name="CODE"><text:span text:style-name="T15">3 <text:s text:c="2"/>breakpoint <text:s text:c="4"/>keep y <text:s text:c="2"/>0x080483da in func1 at test.c:10</text:span></text:span></text:p>
      <text:h text:style-name="P52" text:outline-level="3"><text:span text:style-name="T12"/></text:h>
      <text:p text:style-name="P40"><text:a xlink:type="simple" xlink:href="https://stackoverflow.com/questions/6261392/printing-all-global-variables-local-variables" text:style-name="Internet_20_link" text:visited-style-name="Visited_20_Internet_20_Link"><text:span text:style-name="T20">https://stackoverflow.com/questions/6261392/printing-all-global-variables-local-variables</text:span></text:a></text:p>
      <text:p text:style-name="P37"><text:span text:style-name="T24">Type </text:span><text:a xlink:type="simple" xlink:href="http://sourceware.org/gdb/current/onlinedocs/gdb/Symbols.html#index-info-variables-918" text:style-name="Internet_20_link" text:visited-style-name="Visited_20_Internet_20_Link"><text:span text:style-name="Source_20_Text"><text:span text:style-name="T34">info variables</text:span></text:span></text:a><text:span text:style-name="T24"> to list "All global and static variable names".</text:span></text:p>
      <text:p text:style-name="P33"><text:span text:style-name="T24">Type </text:span><text:a xlink:type="simple" xlink:href="http://sourceware.org/gdb/current/onlinedocs/gdb/Frame-Info.html#index-info-locals-435" text:style-name="Internet_20_link" text:visited-style-name="Visited_20_Internet_20_Link"><text:span text:style-name="Source_20_Text"><text:span text:style-name="T34">info locals</text:span></text:span></text:a><text:span text:style-name="T24"> to list "Local variables of current stack frame" (names and values), including static variables in that function.</text:span></text:p>
      <text:p text:style-name="P33"><text:span text:style-name="T24">Type </text:span><text:a xlink:type="simple" xlink:href="https://sourceware.org/gdb/current/onlinedocs/gdb/Frame-Info.html#index-info-args" text:style-name="Internet_20_link" text:visited-style-name="Visited_20_Internet_20_Link"><text:span text:style-name="Source_20_Text"><text:span text:style-name="T34">info args</text:span></text:span></text:a><text:span text:style-name="T24"> to list "Arguments of the current stack frame" (names and values).</text:span></text:p>
      <text:p text:style-name="P43"/>
      <text:p text:style-name="P43"/>
      <text:p text:style-name="P43"><text:span text:style-name="T26">In case you want to see the local variables of a calling function use </text:span><text:span text:style-name="CODE"><text:span text:style-name="T31">select-frame</text:span></text:span><text:span text:style-name="T26"> before </text:span><text:span text:style-name="CODE"><text:span text:style-name="T31">info locals</text:span></text:span></text:p>
      <text:p text:style-name="P32">E.g.:</text:p>
      <text:p text:style-name="P25"><text:span text:style-name="CODE"><text:span text:style-name="T41">(gdb) bt</text:span></text:span></text:p>
      <text:p text:style-name="P25"><text:span text:style-name="CODE"><text:span text:style-name="T47">#0 <text:s/>0xfec3c0b5 in _lwp_kill () from /lib/libc.so.1</text:span></text:span></text:p>
      <text:p text:style-name="P25"><text:span text:style-name="CODE"><text:span text:style-name="T47">#1 <text:s/>0xfec36f39 in thr_kill () from /lib/libc.so.1</text:span></text:span></text:p>
      <text:p text:style-name="P25"><text:span text:style-name="CODE"><text:span text:style-name="T47">#2 <text:s/>0xfebe3603 in raise () from /lib/libc.so.1</text:span></text:span></text:p>
      <text:p text:style-name="P25"><text:span text:style-name="CODE"><text:span text:style-name="T47">#3 <text:s/>0xfebc2961 in abort () from /lib/libc.so.1</text:span></text:span></text:p>
      <text:p text:style-name="P25"><text:span text:style-name="CODE"><text:span text:style-name="T47">#4 <text:s/>0xfebc2bef in _assert_c99 () from /lib/libc.so.1</text:span></text:span></text:p>
      <text:p text:style-name="P25"><text:span text:style-name="CODE"><text:span text:style-name="T47">#5 <text:s/>0x08053260 in main (argc=1, argv=0x8047958) at ber.c:480</text:span></text:span></text:p>
      <text:p text:style-name="P25"><text:span text:style-name="CODE"><text:span text:style-name="T41">(gdb) info locals</text:span></text:span></text:p>
      <text:p text:style-name="P25"><text:span text:style-name="CODE"><text:span text:style-name="T51">No</text:span></text:span><text:span text:style-name="CODE"><text:span text:style-name="T41"> symbol table info available.</text:span></text:span></text:p>
      <text:p text:style-name="P25"><text:span text:style-name="CODE"><text:span text:style-name="T41">(gdb) select-frame </text:span></text:span><text:span text:style-name="CODE"><text:span text:style-name="T55">5</text:span></text:span></text:p>
      <text:p text:style-name="P25"><text:span text:style-name="CODE"><text:span text:style-name="T41">(gdb) info locals</text:span></text:span></text:p>
      <text:p text:style-name="P25"><text:span text:style-name="CODE"><text:span text:style-name="T41">i = </text:span></text:span><text:span text:style-name="CODE"><text:span text:style-name="T55">28</text:span></text:span></text:p>
      <text:p text:style-name="P25"><text:span text:style-name="CODE"><text:span text:style-name="T41">(gdb) </text:span></text:span></text:p>
      <text:p text:style-name="P43"><text:line-break/></text:p>
      <text:p text:style-name="P44"><text:a xlink:type="simple" xlink:href="https://stackoverflow.com/questions/20771012/gnu-gdb-how-to-show-source-file-name-and-lines-of-a-symbol" text:style-name="Internet_20_link" text:visited-style-name="Visited_20_Internet_20_Link">https://stackoverflow.com/questions/20771012/gnu-gdb-how-to-show-source-file-name-and-lines-of-a-symbol</text:a></text:p>
      <text:p text:style-name="P43"><text:span text:style-name="T13">Is there a gdb command or settings can show me the file line info of a function(symbol) without setting a breakpoint there?</text:span></text:p>
      <text:p text:style-name="Text_20_body"><text:span text:style-name="T64"><text:line-break/></text:span><text:span text:style-name="T24">Use </text:span><text:span text:style-name="Source_20_Text"><text:span text:style-name="T30">info line</text:span></text:span><text:span text:style-name="T24"> command.</text:span></text:p>
      <text:p text:style-name="P26"><text:soft-page-break/><text:span text:style-name="CODE"><text:span text:style-name="T41">info line oyss_function</text:span></text:span></text:p>
      <text:p text:style-name="P33"><text:span text:style-name="T24">For example, assume the file </text:span><text:span text:style-name="Source_20_Text"><text:span text:style-name="T30">test.c</text:span></text:span><text:span text:style-name="T24"> contains:</text:span></text:p>
      <text:p text:style-name="P26"><text:span text:style-name="CODE"><text:span text:style-name="T47">#include</text:span></text:span><text:span text:style-name="CODE"><text:span text:style-name="T41"> </text:span></text:span><text:span text:style-name="CODE"><text:span text:style-name="T55">&lt;stdio.h&gt;</text:span></text:span></text:p>
      <text:p text:style-name="P28"><text:span text:style-name="CODE"/></text:p>
      <text:p text:style-name="P26"><text:span text:style-name="CODE"><text:span text:style-name="T51">int</text:span></text:span><text:span text:style-name="CODE"><text:span text:style-name="T41"> main(</text:span></text:span><text:span text:style-name="CODE"><text:span text:style-name="T59">void</text:span></text:span><text:span text:style-name="CODE"><text:span text:style-name="T41">)</text:span></text:span></text:p>
      <text:p text:style-name="P26"><text:span text:style-name="CODE"><text:span text:style-name="T41">{</text:span></text:span></text:p>
      <text:p text:style-name="P26"><text:span text:style-name="CODE"><text:span text:style-name="T42"><text:s text:c="4"/></text:span></text:span><text:span text:style-name="CODE"><text:span text:style-name="T41">printf(</text:span></text:span><text:span text:style-name="CODE"><text:span text:style-name="T55">"\n"</text:span></text:span><text:span text:style-name="CODE"><text:span text:style-name="T41">);</text:span></text:span></text:p>
      <text:p text:style-name="P26"><text:span text:style-name="CODE"><text:span text:style-name="T42"><text:s text:c="4"/></text:span></text:span><text:span text:style-name="CODE"><text:span text:style-name="T59">return</text:span></text:span><text:span text:style-name="CODE"><text:span text:style-name="T41"> </text:span></text:span><text:span text:style-name="CODE"><text:span text:style-name="T55">0</text:span></text:span><text:span text:style-name="CODE"><text:span text:style-name="T41">;</text:span></text:span></text:p>
      <text:p text:style-name="P26"><text:span text:style-name="CODE"><text:span text:style-name="T41">}</text:span></text:span></text:p>
      <text:p text:style-name="P33"><text:span text:style-name="T24">Then, invoking </text:span><text:span text:style-name="Source_20_Text"><text:span text:style-name="T30">info line main</text:span></text:span><text:span text:style-name="T24"> in GDB gets:</text:span></text:p>
      <text:p text:style-name="P26"><text:span text:style-name="CODE"><text:span text:style-name="T41">(gdb) info line main</text:span></text:span></text:p>
      <text:p text:style-name="P26"><text:span text:style-name="CODE"><text:span text:style-name="T51">Line</text:span></text:span><text:span text:style-name="CODE"><text:span text:style-name="T41"> </text:span></text:span><text:span text:style-name="CODE"><text:span text:style-name="T55">4</text:span></text:span><text:span text:style-name="CODE"><text:span text:style-name="T41"> of </text:span></text:span><text:span text:style-name="CODE"><text:span text:style-name="T55">"test.c"</text:span></text:span><text:span text:style-name="CODE"><text:span text:style-name="T41"> starts at address </text:span></text:span><text:span text:style-name="CODE"><text:span text:style-name="T55">0x400498</text:span></text:span><text:span text:style-name="CODE"><text:span text:style-name="T41"> </text:span></text:span><text:span text:style-name="CODE"><text:span text:style-name="T55">&lt;main&gt;</text:span></text:span><text:span text:style-name="CODE"><text:span text:style-name="T41"> and ends at </text:span></text:span><text:span text:style-name="CODE"><text:span text:style-name="T55">0x40049c</text:span></text:span><text:span text:style-name="CODE"><text:span text:style-name="T41"> &lt;main+</text:span></text:span><text:span text:style-name="CODE"><text:span text:style-name="T55">4</text:span></text:span><text:span text:style-name="CODE"><text:span text:style-name="T41">&gt;.</text:span></text:span></text:p>
      <text:p text:style-name="P43"><text:line-break/></text:p>
      <text:p text:style-name="Text_20_body"><text:span text:style-name="T12"/></text:p>
      <text:p text:style-name="P18"><text:a xlink:type="simple" xlink:href="http://www.unknownroad.com/rtfm/gdbtut/gdbbreak.html#BLINE" text:style-name="Internet_20_link" text:visited-style-name="Visited_20_Internet_20_Link"><text:span text:style-name="T18">http://www.unknownroad.com/rtfm/gdbtut/gdbbreak.html#BLINE</text:span></text:a></text:p>
      <text:h text:style-name="P52" text:outline-level="3"><text:bookmark text:name="DISABLE1"/><text:span text:style-name="T12">4.6 How do I disable breakpoints?</text:span></text:h>
      <text:p text:style-name="P36">Use the <text:span text:style-name="CODE"><text:span text:style-name="T71">disable</text:span></text:span><text:span text:style-name="T71"> </text:span>command. Pass the number of the breakpoint you wish to disable as an argument to this command. You can find the breakpoint number in the list of breakpoints, as shown above. In the example below we can see that breakpoint number 2 has been disabled (there is an 'n' under the Enb column).</text:p>
      <text:p text:style-name="P29"><text:span text:style-name="CODE"><text:span text:style-name="T15">(gdb) disable 2</text:span></text:span></text:p>
      <text:p text:style-name="P29"><text:span text:style-name="CODE"><text:span text:style-name="T15">(gdb) info breakpoints</text:span></text:span></text:p>
      <text:p text:style-name="P29"><text:span text:style-name="CODE"><text:span text:style-name="T15">Num Type <text:s text:c="10"/>Disp Enb Address <text:s text:c="3"/>What</text:span></text:span></text:p>
      <text:p text:style-name="P29"><text:span text:style-name="CODE"><text:span text:style-name="T15">2 <text:s text:c="2"/>breakpoint <text:s text:c="4"/>keep n <text:s text:c="2"/>0x080483c3 in func2 at test.c:5</text:span></text:span></text:p>
      <text:p text:style-name="P30"><text:span text:style-name="CODE"><text:span text:style-name="T15">3 <text:s text:c="2"/>breakpoint <text:s text:c="4"/>keep y <text:s text:c="2"/>0x080483da in func1 at test.c:10</text:span></text:span></text:p>
      <text:p text:style-name="P34">and enable again using <text:span text:style-name="CODE"><text:span text:style-name="T72">enable</text:span></text:span></text:p>
      <text:p text:style-name="P34"><text:bookmark text:name="SKIP"/><text:span text:style-name="T74">^ </text:span>details: <text:a xlink:type="simple" xlink:href="https://sourceware.org/gdb/onlinedocs/gdb/Disabling.html" text:style-name="Internet_20_link" text:visited-style-name="Visited_20_Internet_20_Link">https://sourceware.org/gdb/onlinedocs/gdb/Disabling.html</text:a></text:p>
      <text:p text:style-name="P39"/>
      <text:h text:style-name="P52" text:outline-level="3"><text:bookmark text:name="SKIP1"/><text:span text:style-name="T12">4.7 How do I skip breakpoints?</text:span></text:h>
      <text:p text:style-name="P36">To skip a breakpoint a certain number of times, we use the <text:span text:style-name="CODE"><text:span text:style-name="T71">ignore</text:span></text:span><text:span text:style-name="T71"> </text:span>command. The <text:span text:style-name="CODE"><text:span text:style-name="T71">ignore</text:span></text:span><text:span text:style-name="T71"> </text:span>command takes two arguments: the breakpoint number to skip, and the number of times to skip it.</text:p>
      <text:p text:style-name="P29"><text:span text:style-name="CODE"><text:span text:style-name="T15">(gdb) ignore 2 5</text:span></text:span></text:p>
      <text:p text:style-name="P30"><text:span text:style-name="CODE"><text:span text:style-name="T15">Will ignore next 5 crossings of breakpoint 2.</text:span></text:span></text:p>
      <text:p text:style-name="P48"><text:soft-page-break/><text:line-break/><text:a xlink:type="simple" xlink:href="https://sourceware.org/gdb/onlinedocs/gdb/Set-Catchpoints.html" text:style-name="Internet_20_link" text:visited-style-name="Visited_20_Internet_20_Link"><text:span text:style-name="T73">https://sourceware.org/gdb/onlinedocs/gdb/Set-Catchpoints.html</text:span></text:a></text:p>
      <text:p text:style-name="P47">info on catchpoints (like watchpoints, but for events)</text:p>
      <text:p text:style-name="P8"><text:span text:style-name="T61"/></text:p>
      <text:p text:style-name="P8"><text:span text:style-name="T61"/></text:p>
      <text:p text:style-name="P10"><text:a xlink:type="simple" xlink:href="http://www.delorie.com/gnu/docs/gdb/gdb_32.html" text:style-name="Internet_20_link" text:visited-style-name="Visited_20_Internet_20_Link"><text:span text:style-name="T62">http://www.delorie.com/gnu/docs/gdb/gdb_32.html</text:span></text:a></text:p>
      <text:p text:style-name="P38"><text:span text:style-name="T11">Permanently r</text:span><text:span text:style-name="T10">emoving breakpoints, watchpoints, and catchpoints</text:span></text:p>
      <text:p text:style-name="P41"><text:span text:style-name="CODE"><text:span text:style-name="T15">clear<text:tab/><text:tab/></text:span></text:span><text:span text:style-name="T8">remove breakpoints by their position in the code</text:span></text:p>
      <text:p text:style-name="P56"><text:span text:style-name="CODE"><text:span text:style-name="T15">clear</text:span></text:span></text:p>
      <text:p text:style-name="P60"><text:span text:style-name="T7">Delete any breakpoints at the next instruction to be executed in the selected stack frame (see section </text:span><text:a xlink:type="simple" xlink:href="http://www.delorie.com/gnu/docs/gdb/gdb_44.html" text:style-name="Internet_20_link" text:visited-style-name="Visited_20_Internet_20_Link">Selecting a frame</text:a><text:span text:style-name="T7">). When the innermost frame is selected, this is a good way to delete a breakpoint where your program just stopped.</text:span></text:p>
      <text:p text:style-name="P55"><text:span text:style-name="CODE"><text:span text:style-name="T15">clear function</text:span></text:span></text:p>
      <text:p text:style-name="P55"><text:span text:style-name="CODE"><text:span text:style-name="T15">clear filename:function</text:span></text:span></text:p>
      <text:p text:style-name="P55"><text:span text:style-name="CODE"><text:span text:style-name="T7"/></text:span></text:p>
      <text:p text:style-name="P55"><text:span text:style-name="CODE"><text:span text:style-name="T15">clear linenum</text:span></text:span></text:p>
      <text:p text:style-name="P57"><text:span text:style-name="CODE"><text:span text:style-name="T15">clear filename:linenum</text:span></text:span></text:p>
      <text:p text:style-name="P62"><text:span text:style-name="CODE"><text:span text:style-name="T15"/></text:span></text:p>
      <text:p text:style-name="P62"><text:span text:style-name="CODE"><text:span text:style-name="T15"/></text:span></text:p>
      <text:p text:style-name="P41"><text:span text:style-name="CODE"><text:span text:style-name="T15">delete<text:tab/></text:span></text:span><text:span text:style-name="CODE"><text:span text:style-name="T8">remove </text:span></text:span><text:span text:style-name="T8">breakpoints, watchpoints, or catchpoints by their assigned numbers</text:span></text:p>
      <text:p text:style-name="P54"><text:bookmark text:name="IDX175"/><text:bookmark text:name="IDX174"/><text:bookmark text:name="IDX173"/><text:span text:style-name="CODE"><text:span text:style-name="T15">delete [breakpoints] [range...]</text:span></text:span></text:p>
      <text:p text:style-name="P58"><text:span text:style-name="CODE"><text:span text:style-name="T15">delete [</text:span></text:span><text:span text:style-name="CODE"><text:span text:style-name="T16">watchpoints</text:span></text:span><text:span text:style-name="CODE"><text:span text:style-name="T15">] [range...]</text:span></text:span></text:p>
      <text:p text:style-name="P58"><text:span text:style-name="CODE"><text:span text:style-name="T15">delete [</text:span></text:span><text:span text:style-name="CODE"><text:span text:style-name="T16">catchpoints</text:span></text:span><text:span text:style-name="CODE"><text:span text:style-name="T15">] [range...]</text:span></text:span></text:p>
      <text:p text:style-name="P59"><text:span text:style-name="T7">Delete the breakpoints, watchpoints, or catchpoints of the breakpoint ranges specified as arguments. If no argument is specified, delete all breakpoints (GDB asks confirmation, unless you have </text:span><text:span text:style-name="Source_20_Text"><text:span text:style-name="T7">set confirm off</text:span></text:span><text:span text:style-name="T7">). You can abbreviate this command as </text:span><text:span text:style-name="CODE"><text:span text:style-name="T15">d</text:span></text:span><text:span text:style-name="T7">.</text:span></text:p>
      <text:p text:style-name="P61"><text:span text:style-name="T7">[</text:span><text:span text:style-name="T17">NOTE: Notice that watchpoints and catchpoints can only be deleted with </text:span><text:span text:style-name="CODE"><text:span text:style-name="T15">delete</text:span></text:span><text:span text:style-name="T17"> as they don’t have a sense of position in the code.</text:span><text:span text:style-name="T7">]</text:span></text:p>
      <text:p text:style-name="P42"><text:line-break/></text:p>
      <text:p text:style-name="P16"><text:span text:style-name="T61"/></text:p>
      <text:p text:style-name="P8"><text:span text:style-name="T61"/></text:p>
      <text:p text:style-name="P8"><text:span text:style-name="T61"/></text:p>
      <text:p text:style-name="P8"><text:span text:style-name="T61"/></text:p>
      <text:p text:style-name="P2"><text:span text:style-name="T61">other useful commands</text:span></text:p>
      <text:p text:style-name="P2"/>
      <text:p text:style-name="P2"><text:a xlink:type="simple" xlink:href="http://www.math.bas.bg/~nkirov/2011/NETB101/sources/ch8/debugging-with-gdb.html" text:style-name="Internet_20_link" text:visited-style-name="Visited_20_Internet_20_Link">http://www.math.bas.bg/~nkirov/2011/NETB101/sources/ch8/debugging-with-gdb.html</text:a></text:p>
      <text:p text:style-name="P2"><text:span text:style-name="CODE">where</text:span></text:p>
      <text:p text:style-name="P2"><text:span text:style-name="CODE">frame</text:span></text:p>
      <text:p text:style-name="P2"><text:span text:style-name="CODE"/></text:p>
      <text:p text:style-name="P2"><text:span text:style-name="CODE">bt<text:tab/>(backtrace)</text:span></text:p>
      <text:p text:style-name="P2"/>
      <text:p text:style-name="P9"/>
      <text:p text:style-name="P9"><text:a xlink:type="simple" xlink:href="https://stackoverflow.com/questions/24712690/step-out-of-current-function-with-gdb" text:style-name="Internet_20_link" text:visited-style-name="Visited_20_Internet_20_Link">https://stackoverflow.com/questions/24712690/step-out-of-current-function-with-gdb</text:a></text:p>
      <text:p text:style-name="P9">The gdb equivalent of “step out” is “finish”</text:p>
      <text:p text:style-name="Text_20_body"/>
      <text:p text:style-name="P45"><text:span text:style-name="CODE">finish</text:span></text:p>
      <text:p text:style-name="P51">Continue running until just after function in the selected stack frame returns. Print the returned value (if any). This command can be abbreviated as fin.</text:p>
      <text:p text:style-name="P46"/>
      <text:p text:style-name="P46">[NOTE: <text:span text:style-name="CODE">finish</text:span> is the same command used in <text:span text:style-name="CODE">pry-byebug</text:span>, a ruby debugger]</text:p>
      <text:p text:style-name="P46"><text:tab/><text:a xlink:type="simple" xlink:href="https://github.com/deivid-rodriguez/pry-byebug" text:style-name="Internet_20_link" text:visited-style-name="Visited_20_Internet_20_Link">https://github.com/deivid-rodriguez/pry-byebug</text:a></text:p>
      <text:p text:style-name="P46"/>
      <text:p text:style-name="P46"/>
      <text:p text:style-name="P50"><text:span text:style-name="T61">Abbr.</text:span><text:tab/><text:span text:style-name="T61">Command</text:span><text:tab/><text:span text:style-name="T61">Alternate Names</text:span><text:tab/><text:span text:style-name="T61">Description</text:span></text:p>
      <text:p text:style-name="P49"><text:span text:style-name="CODE"><text:span text:style-name="T77">n<text:tab/></text:span></text:span><text:span text:style-name="CODE">next</text:span><text:tab/><text:tab/>“step over”<text:tab/><text:tab/>move to the next statement in this source file</text:p>
      <text:p text:style-name="P49"><text:span text:style-name="CODE"><text:span text:style-name="T77">s<text:tab/></text:span></text:span><text:span text:style-name="CODE">step</text:span><text:tab/><text:tab/>“step in”<text:tab/><text:tab/>if there’s a function, dive into that (more fine grained<text:span text:style-name="T75">)</text:span></text:p>
      <text:p text:style-name="P49"><text:span text:style-name="CODE"><text:span text:style-name="T78">fin</text:span></text:span><text:span text:style-name="CODE"><text:tab/>finish</text:span><text:tab/>“step out”<text:tab/><text:tab/>run to the end of the current function <text:span text:style-name="T76">(just after the re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eorgia" svg:font-family="Georgia, serif"/>
    <style:font-face style:name="Monaco" svg:font-family="Monaco, 'Courier New', monospace"/>
    <style:font-face style:name="Times New Roman" svg:font-family="'Times New Roman'"/>
    <style:font-face style:name="inherit" svg:font-family="inherit"/>
    <style:font-face style:name="F" svg:font-family=""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JP Regular" svg:font-family="'Noto Sans Mono CJK JP Regular'"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kaoPGothic1" svg:font-family="TakaoPGothic" style:font-family-generic="swiss" style:font-pitch="variable"/>
    <style:font-face style:name="FreeSans2"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family-generic="modern" style:font-pitch="fixed" fo:font-size="10pt" officeooo:rsid="001950cc"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7-01T22:41:03.170217091</meta:creation-date>
    <dc:date>2017-07-06T13:31:08.720923898</dc:date>
    <dc:creator>Jason Ko</dc:creator>
    <meta:editing-duration>PT13H29M4S</meta:editing-duration>
    <meta:editing-cycles>46</meta:editing-cycles>
    <meta:generator>LibreOffice/5.1.6.2$Linux_X86_64 LibreOffice_project/10m0$Build-2</meta:generator>
    <meta:document-statistic meta:table-count="0" meta:image-count="0" meta:object-count="0" meta:page-count="6" meta:paragraph-count="138" meta:word-count="989" meta:character-count="6941" meta:non-whitespace-character-count="5922"/>
  </office:meta>
</office:document-meta>
</file>